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9f9f9"/>
    </style:style>
    <style:style style:name="gr1" style:family="graphic" style:parent-style-name="standard">
      <style:graphic-properties svg:stroke-color="#f9f9f9" draw:fill="solid" draw:fill-color="#f2f2f2" draw:textarea-horizontal-align="justify" draw:textarea-vertical-align="middle" draw:auto-grow-height="false" fo:min-height="26.42cm" fo:min-width="6.247cm"/>
    </style:style>
    <style:style style:name="gr2" style:family="graphic" style:parent-style-name="Action_20_Shape">
      <style:graphic-properties draw:textarea-horizontal-align="justify" draw:textarea-vertical-align="middle" draw:auto-grow-height="false" fo:min-height="0.379cm" fo:min-width="2.294cm"/>
    </style:style>
    <style:style style:name="gr3" style:family="graphic" style:parent-style-name="Action_20_Shape">
      <style:graphic-properties draw:textarea-horizontal-align="justify" draw:textarea-vertical-align="middle" draw:auto-grow-height="false" fo:min-height="0.004cm" fo:min-width="0.262cm"/>
    </style:style>
    <style:style style:name="gr4" style:family="graphic" style:parent-style-name="Action_20_Shape">
      <style:graphic-properties draw:textarea-vertical-align="middle" draw:auto-grow-height="false" fo:min-height="0.957cm" fo:min-width="0.707cm"/>
    </style:style>
    <style:style style:name="gr5" style:family="graphic" style:parent-style-name="Text_20_Box_20_Top_20_Heading">
      <style:graphic-properties fo:min-height="0.407cm"/>
    </style:style>
    <style:style style:name="gr6" style:family="graphic" style:parent-style-name="Text_20_Box_20_Top_20_Heading">
      <style:graphic-properties draw:auto-grow-height="true" draw:auto-grow-width="true" fo:min-height="0.395cm" fo:min-width="2.309cm"/>
    </style:style>
    <style:style style:name="gr7" style:family="graphic" style:parent-style-name="Text_20_Box_20_Top_20_Heading">
      <style:graphic-properties draw:auto-grow-height="true" draw:auto-grow-width="true" fo:min-height="0.395cm" fo:min-width="2.034cm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2.675cm"/>
    </style:style>
    <style:style style:name="gr10" style:family="graphic" style:parent-style-name="Action_20_Shape">
      <style:graphic-properties svg:stroke-color="#729fcf" draw:textarea-vertical-align="middle" draw:auto-grow-height="false" fo:min-height="0.766cm" fo:min-width="0.516cm"/>
    </style:style>
    <style:style style:name="gr11" style:family="graphic" style:parent-style-name="Action_20_Shape">
      <style:graphic-properties draw:textarea-vertical-align="middle" draw:auto-grow-height="false" fo:min-height="0.576cm" fo:min-width="0.326cm"/>
    </style:style>
    <style:style style:name="gr12" style:family="graphic" style:parent-style-name="Action_20_Shape">
      <style:graphic-properties draw:textarea-vertical-align="middle" draw:auto-grow-height="false" fo:min-height="3.18cm" fo:min-width="3.374cm"/>
    </style:style>
    <style:style style:name="gr13" style:family="graphic" style:parent-style-name="standard">
      <style:graphic-properties draw:textarea-horizontal-align="justify" draw:textarea-vertical-align="middle" draw:auto-grow-height="false" fo:min-height="2.735cm" fo:min-width="3.184cm"/>
    </style:style>
    <style:style style:name="gr14" style:family="graphic" style:parent-style-name="standard">
      <style:graphic-properties draw:textarea-horizontal-align="justify" draw:textarea-vertical-align="middle" draw:auto-grow-height="false" fo:min-height="3.052cm" fo:min-width="4.009cm"/>
    </style:style>
    <style:style style:name="gr15" style:family="graphic" style:parent-style-name="standard">
      <style:graphic-properties draw:textarea-horizontal-align="justify" draw:textarea-vertical-align="middle" draw:auto-grow-height="false" fo:min-height="4.894cm" fo:min-width="4.644cm"/>
    </style:style>
    <style:style style:name="gr16" style:family="graphic" style:parent-style-name="Action_20_Shape">
      <style:graphic-properties draw:textarea-vertical-align="middle" draw:auto-grow-height="false" fo:min-height="0.449cm" fo:min-width="0.199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Action_20_Shape">
      <style:graphic-properties fo:min-height="1.973cm" fo:min-width="2.04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BG" svg:width="6.747cm" svg:height="26.67cm" svg:x="0.5cm" svg:y="0.6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BG" svg:width="6.747cm" svg:height="26.67cm" svg:x="7.5cm" svg:y="0.6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BG" svg:width="6.747cm" svg:height="26.67cm" svg:x="14.5cm" svg:y="0.6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Action" svg:width="2.794cm" svg:height="0.629cm" svg:x="9.417cm" svg:y="26.162cm">
              <text:p text:style-name="P2">in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Action" svg:width="2.794cm" svg:height="0.629cm" svg:x="9.417cm" svg:y="24.062cm">
              <text:p text:style-name="P2">in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Action" svg:width="1.524cm" svg:height="0.508cm" svg:x="10.16cm" svg:y="25.27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layer="Action" svg:width="2.413cm" svg:height="2.413cm" svg:x="9.144cm" svg:y="5.84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frame draw:style-name="gr5" draw:layer="Labels" svg:width="2.923cm" svg:height="0.657cm" svg:x="2.376cm" svg:y="0.824cm">
          <draw:text-box>
            <text:p>CBController</text:p>
          </draw:text-box>
        </draw:frame>
        <draw:frame draw:style-name="gr6" draw:layer="Labels" svg:width="2.809cm" svg:height="0.645cm" svg:x="9.47cm" svg:y="0.825cm">
          <draw:text-box>
            <text:p><text:span text:style-name="T1">appController</text:span></text:p>
          </draw:text-box>
        </draw:frame>
        <draw:frame draw:style-name="gr7" draw:layer="Labels" svg:width="2.534cm" svg:height="0.645cm" svg:x="16.642cm" svg:y="0.826cm">
          <draw:text-box>
            <text:p><text:span text:style-name="T1">UIController</text:span></text:p>
          </draw:text-box>
        </draw:frame>
        <draw:custom-shape draw:style-name="gr8" draw:text-style-name="P2" draw:layer="Labels" svg:width="2.54cm" svg:height="0.635cm" svg:x="9.398cm" svg:y="25.6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Action" svg:width="3.175cm" svg:height="0.635cm" svg:x="9.271cm" svg:y="26.289cm">
          <text:p/>
          <draw:enhanced-geometry svg:viewBox="0 0 21600 21600" draw:type="rectangle" draw:enhanced-path="M 0 0 L 21600 0 21600 21600 0 21600 0 0 Z N"/>
        </draw:custom-shape>
        <draw:custom-shape draw:style-name="gr10" draw:layer="layout" svg:width="2.032cm" svg:height="2.032cm" svg:x="8.763cm" svg:y="5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layer="Action" svg:width="1.651cm" svg:height="1.651cm" svg:x="7.62cm" svg:y="10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layer="Action" svg:width="7.747cm" svg:height="6.858cm" svg:x="5.461cm" svg:y="9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Action" svg:width="7.366cm" svg:height="5.969cm" svg:x="5.715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Action" svg:width="9.017cm" svg:height="6.604cm" svg:x="5.08cm" svg:y="4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Action" svg:width="10.287cm" svg:height="10.287cm" svg:x="6.096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layer="Action" svg:width="1.397cm" svg:height="1.397cm" svg:x="7.493cm" svg:y="9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Action_20_Shape" draw:layer="Action" svg:width="9.271cm" svg:height="9.271cm" svg:x="5.334cm" svg:y="6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Action_20_Shape" draw:layer="Action" svg:width="8.636cm" svg:height="6.731cm" svg:x="4.699cm" svg:y="5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Action" svg:width="0.127cm" svg:height="0.001cm" svg:x="18.542cm" svg:y="15.113cm">
          <text:p/>
          <draw:enhanced-geometry svg:viewBox="0 0 21600 21600" draw:type="rectangle" draw:enhanced-path="M 0 0 L 21600 0 21600 21600 0 21600 0 0 Z N"/>
        </draw:custom-shape>
        <draw:custom-shape draw:style-name="gr18" draw:layer="Action" svg:width="5.08cm" svg:height="4.445cm" svg:x="7.239cm" svg:y="13.58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ff0000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ff0000" draw:marker-start="Arrow" draw:marker-start-width="0.2cm" draw:marker-end="Arrow" draw:marker-end-width="0.2cm" text:animation-delay="P0D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Box_20_Top_20_Heading" style:display-name="Text Box Top Heading" style:family="graphic" style:parent-style-name="standard">
      <style:graphic-properties text:animation-delay="P0D"/>
      <style:paragraph-properties fo:text-align="center"/>
      <style:text-properties style:font-name="Liberation Sans2" fo:font-family="'Liberation Sans'" style:font-style-name="Bold" style:font-family-generic="swiss" style:font-pitch="variable" fo:font-size="10pt" fo:font-weight="bold"/>
    </style:style>
    <style:style style:name="Action_20_Shape" style:display-name="Action Shape" style:family="graphic" style:parent-style-name="standard">
      <style:graphic-properties draw:stroke="solid" draw:stroke-dash="Dashed_20__28_var_29__20_4" svg:stroke-width="0cm" svg:stroke-color="#729fcf" draw:marker-start-width="0.2cm" draw:marker-start-center="false" draw:marker-end-width="0.2cm" draw:marker-end-center="false" svg:stroke-opacity="100%" draw:stroke-linejoin="round" svg:stroke-linecap="butt" draw:fill="solid" draw:fill-color="#f9f9f9" draw:secondary-fill-color="#729fcf" draw:fill-gradient-name="Gradient_20_3" draw:gradient-step-count="0" draw:fill-hatch-name="Hatching_20_1" draw:fill-hatch-solid="false" draw:fill-image-name="Bitmap_20_3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4.386cm" fo:min-width="4.13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ction_20_Shape" style:display-name="Action Shap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printer"/>
      <draw:layer draw:name="background"/>
      <draw:layer draw:name="backgroundobjects"/>
      <draw:layer draw:name="controls" draw:display="printer"/>
      <draw:layer draw:name="measurelines" draw:display="printer"/>
      <draw:layer draw:name="Notes" draw:display="printer"/>
      <draw:layer draw:name="BG" draw:display="printer" draw:protected="true"/>
      <draw:layer draw:name="Labels" draw:display="printer" draw:protected="true"/>
      <draw:layer draw:name="Ac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20:34:11.423126994</meta:creation-date>
    <dc:date>2019-06-08T07:10:27.283954619</dc:date>
    <meta:editing-duration>PT1H22M52S</meta:editing-duration>
    <meta:editing-cycles>12</meta:editing-cycles>
    <meta:generator>LibreOffice/6.2.3.2$Linux_X86_64 LibreOffice_project/20$Build-2</meta:generator>
    <meta:document-statistic meta:object-count="25"/>
  </office:meta>
</office:document-meta>
</file>